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" svg:font-family="'Courier New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style:text-underline-style="solid" style:text-underline-width="auto" style:text-underline-color="font-color" style:font-size-asian="13pt" style:font-size-complex="13pt"/>
    </style:style>
    <style:style style:name="P5" style:family="paragraph" style:parent-style-name="Standard"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P6" style:family="paragraph" style:parent-style-name="Standard">
      <style:text-properties fo:font-size="13pt" fo:font-style="normal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P7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/>
    </style:style>
    <style:style style:name="T4" style:family="text">
      <style:text-properties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1: Gruppresentation</text:p>
      <text:p text:style-name="P1">Namn, peka </text:p>
      <text:p text:style-name="P1">      Projektnamn </text:p>
      <text:p text:style-name="P1"/>
      <text:p text:style-name="P4">2: Projektpresentation, definitioner</text:p>
      <text:p text:style-name="P3">Skillnad concurrent, parallell</text:p>
      <text:p text:style-name="P1">    Concurrent: Flera processer på samma kärna </text:p>
      <text:p text:style-name="P1"><text:tab/>Exempel: Firefox och Winamp ser ut att köra samtidigt.</text:p>
      <text:p text:style-name="P1">    Parallell: Flera processer utspridda på olika kärnor RIKTIGT parallellt. </text:p>
      <text:p text:style-name="P1"><text:span text:style-name="T2"><text:tab/>Concurrent kan aldrig snabba upp någonting, parallell kan öka hastigheten</text:span></text:p>
      <text:p text:style-name="P1"/>
      <text:p text:style-name="P3">Algoritm: </text:p>
      <text:p text:style-name="P1">    Instruktioner som löser uppgift. </text:p>
      <text:p text:style-name="P1">    Ett program innehåller minst en algoritm. </text:p>
      <text:p text:style-name="P1"/>
      <text:p text:style-name="P3">Projektpresentation </text:p>
      <text:p text:style-name="P3"><text:tab/>Vad har VI gjort?</text:p>
      <text:p text:style-name="P1"><text:tab/>Vi har arbetat med programmet <text:span text:style-name="T2">OpenFOAM</text:span>, försökt parallellisera delar av projektets kod.</text:p>
      <text:p text:style-name="P1"/>
      <text:p text:style-name="P4">3: Disposition </text:p>
      <text:p text:style-name="P1"><text:tab/>Första punkten avklarad.</text:p>
      <text:p text:style-name="P1"/>
      <text:p text:style-name="P3"><text:tab/>Vad är OpenFOAM?</text:p>
      <text:p text:style-name="P1"/>
      <text:p text:style-name="P7"><text:tab/>Bakningsexempel</text:p>
      <text:p text:style-name="P1"><text:tab/>    Förenklad förklaring, för att ge inblick i problematik och möjligheter. </text:p>
      <text:p text:style-name="P1"/>
      <text:p text:style-name="P1"><text:tab/>OpenFOAM-resultat, hur gick det?</text:p>
      <text:p text:style-name="P1"/>
      <text:p text:style-name="P1"><text:tab/>Diskussion, slutsats.</text:p>
      <text:p text:style-name="P1"/>
      <text:p text:style-name="P5">4: OpenFOAM, vad är det?</text:p>
      <text:p text:style-name="P3"><text:tab/>Simulationsramverk för flödesdynamik.</text:p>
      <text:p text:style-name="P1"><text:tab/>Används för att simulera fysikaliska och kemiska händelseförlopp.</text:p>
      <text:p text:style-name="P1"><text:tab/>Open source.<text:tab/></text:p>
      <text:p text:style-name="P1"/>
      <text:p text:style-name="P4">5: Pepparkakor</text:p>
      <text:p text:style-name="P1"><text:s text:c="4"/>Kod motsvaras av bakrecept, jämför med koden brevid.</text:p>
      <text:p text:style-name="P1">    5.1. Visa kod, dra parallellerna </text:p>
      <text:p text:style-name="P1">        Diskutera lösning</text:p>
      <text:p text:style-name="P1"><text:soft-page-break/>    5.2. Visa lösning</text:p>
      <text:p text:style-name="P1"/>
      <text:p text:style-name="P4">6: Cheesecake</text:p>
      <text:p text:style-name="P1">    Visa recept</text:p>
      <text:p text:style-name="P1">    6.1. endast botten.</text:p>
      <text:p text:style-name="P1">    6.2. Fler kockar? Går inte, beroende 2-&gt;1</text:p>
      <text:p text:style-name="P1">    6.3. Kod+lösning </text:p>
      <text:p text:style-name="P1">        förklara uppdelning </text:p>
      <text:p text:style-name="P4">7. Bakningsslutsatser. </text:p>
      <text:p text:style-name="P1">     Skalning, finns en gräns (gräddning, degmakande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orphans="2" fo:widows="2" fo:text-indent="0in" style:auto-text-indent="false" fo:background-color="#ffffff">
        <style:background-image/>
      </style:paragraph-properties>
      <style:text-properties style:use-window-font-color="true" style:font-name="Verdana" fo:font-size="10pt" fo:language="ru" fo:country="RU" fo:background-color="#ffffff" style:font-name-asian="Verdana" style:font-size-asian="12pt" style:font-name-complex="Verdana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default-outline-level="1" style:class="text">
      <style:paragraph-properties fo:margin-left="0.0626in" fo:margin-right="0.0626in" fo:margin-top="0.0626in" fo:margin-bottom="0.0626in" fo:text-indent="0in" style:auto-text-indent="false" fo:background-color="#ffffff" fo:keep-with-next="always">
        <style:background-image/>
      </style:paragraph-properties>
      <style:text-properties fo:color="#000000" style:font-name="Verdana" fo:font-size="18pt" fo:font-weight="bold" fo:background-color="#ffffff" style:font-name-asian="Verdana" style:font-size-asian="16pt" style:font-weight-asian="bold" style:font-name-complex="Verdana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0.0626in" fo:margin-right="0.0626in" fo:margin-top="0.0626in" fo:margin-bottom="0.0626in" fo:text-indent="0in" style:auto-text-indent="false" fo:background-color="#ffffff" fo:keep-with-next="always">
        <style:background-image/>
      </style:paragraph-properties>
      <style:text-properties fo:color="#000000" style:font-name="Verdana" fo:font-size="14pt" fo:font-style="italic" fo:font-weight="bold" fo:background-color="#ffffff" style:font-name-asian="Verdana" style:font-size-asian="14pt" style:font-style-asian="italic" style:font-weight-asian="bold" style:font-name-complex="Verdana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left="0.0626in" fo:margin-right="0.0626in" fo:margin-top="0.0626in" fo:margin-bottom="0.0626in" fo:text-indent="0in" style:auto-text-indent="false" fo:background-color="#ffffff" fo:keep-with-next="always">
        <style:background-image/>
      </style:paragraph-properties>
      <style:text-properties fo:color="#000000" style:font-name="Verdana" fo:font-size="12pt" fo:font-weight="bold" fo:background-color="#ffffff" style:font-name-asian="Verdana" style:font-size-asian="13pt" style:font-weight-asian="bold" style:font-name-complex="Verdana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left="0.0626in" fo:margin-right="0.0626in" fo:margin-top="0.0626in" fo:margin-bottom="0.0626in" fo:text-indent="0in" style:auto-text-indent="false" fo:background-color="#ffffff" fo:keep-with-next="always">
        <style:background-image/>
      </style:paragraph-properties>
      <style:text-properties fo:color="#000000" style:font-name="Verdana" fo:font-size="10pt" fo:font-weight="bold" fo:background-color="#ffffff" style:font-name-asian="Verdana" style:font-size-asian="14pt" style:font-weight-asian="bold" style:font-name-complex="Verdana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left="0.0626in" fo:margin-right="0.0626in" fo:margin-top="0.0626in" fo:margin-bottom="0.0626in" fo:text-indent="0in" style:auto-text-indent="false" fo:background-color="#ffffff">
        <style:background-image/>
      </style:paragraph-properties>
      <style:text-properties fo:color="#000000" style:font-name="Verdana" fo:font-size="8pt" fo:font-style="italic" fo:font-weight="bold" fo:background-color="#ffffff" style:font-name-asian="Verdana" style:font-size-asian="13pt" style:font-style-asian="italic" style:font-weight-asian="bold" style:font-name-complex="Verdana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left="0.0626in" fo:margin-right="0.0626in" fo:margin-top="0.0626in" fo:margin-bottom="0.0626in" fo:text-indent="0in" style:auto-text-indent="false" fo:background-color="#ffffff">
        <style:background-image/>
      </style:paragraph-properties>
      <style:text-properties fo:color="#000000" style:font-name="Verdana" fo:font-size="8pt" fo:font-weight="bold" fo:background-color="#ffffff" style:font-name-asian="Verdana" style:font-size-asian="11pt" style:font-weight-asian="bold" style:font-name-complex="Verdana" style:font-size-complex="11pt" style:font-weight-complex="bold"/>
    </style:style>
    <style:style style:name="writely-toc-low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Tr" style:family="paragraph" style:parent-style-name="Standard">
      <style:paragraph-properties fo:text-align="start" style:justify-single-word="false"/>
      <style:text-properties fo:background-color="#ffffff"/>
    </style:style>
    <style:style style:name="Img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iv" style:family="paragraph" style:parent-style-name="Standard">
      <style:paragraph-properties fo:margin-top="0in" fo:margin-bottom="0in"/>
      <style:text-properties fo:background-color="#ffffff"/>
    </style:style>
    <style:style style:name="webkit-indent-blockquot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disc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l" style:family="paragraph" style:parent-style-name="Standard">
      <style:paragraph-properties fo:margin-top="0in" fo:margin-bottom="0in"/>
      <style:text-properties fo:background-color="#ffffff"/>
    </style:style>
    <style:style style:name="writely-toc-decimal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ption" style:family="paragraph" style:parent-style-name="Standard">
      <style:paragraph-properties fo:margin-top="0in" fo:margin-bottom="0in"/>
      <style:text-properties fo:background-color="#ffffff"/>
    </style:style>
    <style:style style:name="Ul" style:family="paragraph" style:parent-style-name="Standard">
      <style:paragraph-properties fo:margin-top="0in" fo:margin-bottom="0in"/>
      <style:text-properties fo:background-color="#ffffff"/>
    </style:style>
    <style:style style:name="Select" style:family="paragraph" style:parent-style-name="Standard">
      <style:paragraph-properties fo:margin-top="0in" fo:margin-bottom="0in"/>
      <style:text-properties fo:background-color="#ffffff"/>
    </style:style>
    <style:style style:name="writely-toc-low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Blockquote" style:family="paragraph" style:parent-style-name="Standard">
      <style:paragraph-properties fo:background-color="#ffffff" fo:padding="0.0972in" fo:border="0.0102in solid #dddddd">
        <style:background-image/>
      </style:paragraph-properties>
      <style:text-properties fo:background-color="#ffffff"/>
    </style:style>
    <style:style style:name="writely-toc-upp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background-color="#ffffff">
        <style:background-image/>
      </style:paragraph-properties>
      <style:text-properties fo:background-color="#ffffff"/>
    </style:style>
    <style:style style:name="Li" style:family="paragraph" style:parent-style-name="Standard">
      <style:paragraph-properties fo:margin-top="0in" fo:margin-bottom="0in"/>
      <style:text-properties fo:background-color="#ffffff"/>
    </style:style>
    <style:style style:name="pb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Address" style:family="paragraph" style:parent-style-name="Standard">
      <style:paragraph-properties fo:margin-top="0in" fo:margin-bottom="0in"/>
      <style:text-properties fo:background-color="#ffffff"/>
    </style:style>
    <style:style style:name="Pre" style:family="paragraph" style:parent-style-name="Standard">
      <style:paragraph-properties fo:margin-left="0in" fo:margin-right="0in" fo:margin-top="0in" fo:margin-bottom="0in" fo:text-indent="0in" style:auto-text-indent="false" fo:background-color="#ffffff">
        <style:background-image/>
      </style:paragraph-properties>
      <style:text-properties style:font-name="Courier New" fo:background-color="#ffffff" style:font-name-asian="Courier New" style:font-name-complex="Courier New"/>
    </style:style>
    <style:style style:name="Ol_5f_writely-toc-subheading" style:display-name="Ol_writely-toc-subheading" style:family="paragraph" style:parent-style-name="Ol">
      <style:paragraph-properties fo:background-color="#ffffff">
        <style:background-image/>
      </style:paragraph-properties>
      <style:text-properties fo:font-weight="normal" fo:background-color="#ffffff"/>
    </style:style>
    <style:style style:name="writely-toc-upp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non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efault_20_Paragraph_20_Font" style:display-name="Default Paragraph Font" style:family="text"/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1: Namna, peka</dc:title>
    <meta:initial-creator/>
    <meta:editing-cycles>11</meta:editing-cycles>
    <dc:date>2010-05-31T13:48:01</dc:date>
    <meta:editing-duration>PT00H28M39S</meta:editing-duration>
    <meta:document-statistic meta:table-count="0" meta:image-count="0" meta:object-count="0" meta:page-count="2" meta:paragraph-count="39" meta:word-count="162" meta:character-count="1308"/>
  </office:meta>
</office:document-meta>
</file>